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5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1" table:default-cell-style-name="ce3"/>
        <table:table-column table:style-name="co6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课堂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table:formula="of:=SUM([.C2:.Q2])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5"/>
          <table:table-cell table:formula="of:=SUM([.C3:.Q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  <table:table-cell table:formula="of:=SUM([.C4:.Q4])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5:.Q5])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5"/>
          <table:table-cell table:formula="of:=SUM([.C6:.Q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 table:number-columns-repeated="6"/>
          <table:table-cell table:formula="of:=SUM([.C7:.Q7])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SUM([.C8:.Q8])"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formula="of:=SUM([.C9:.Q9])"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0:.Q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1:.Q11])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5"/>
          <table:table-cell table:formula="of:=SUM([.C12:.Q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5"/>
          <table:table-cell table:formula="of:=SUM([.C13:.Q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5"/>
          <table:table-cell table:formula="of:=SUM([.C14:.Q14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formula="of:=SUM([.C15:.Q15])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5"/>
          <table:table-cell table:formula="of:=SUM([.C16:.Q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formula="of:=SUM([.C17:.Q17])"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formula="of:=SUM([.C18:.Q18])"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19:.Q19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5"/>
          <table:table-cell table:formula="of:=SUM([.C20:.Q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5"/>
          <table:table-cell table:formula="of:=SUM([.C21:.Q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5"/>
          <table:table-cell table:formula="of:=SUM([.C22:.Q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3:.Q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SUM([.C24:.Q24])"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table:formula="of:=SUM([.C25:.Q25])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6:.Q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5"/>
          <table:table-cell table:formula="of:=SUM([.C27:.Q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5"/>
          <table:table-cell table:formula="of:=SUM([.C28:.Q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29:.Q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C30:.Q30])"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31:.Q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formula="of:=SUM([.C32:.Q32])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5"/>
          <table:table-cell table:formula="of:=SUM([.C33:.Q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DB__1" table:target-range-address="Sheet1.R2:Sheet1.R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00-00-00</text:date>, <text:time style:data-style-name="N2" text:time-value="21:50:18.028894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4-27T21:53:11.686228078</dc:date>
    <meta:editing-duration>PT1H4M29S</meta:editing-duration>
    <meta:editing-cycles>55</meta:editing-cycles>
    <meta:generator>LibreOffice/4.2.8.2$Linux_X86_64 LibreOffice_project/420m0$Build-2</meta:generator>
    <meta:document-statistic meta:table-count="1" meta:cell-count="246" meta:object-count="0"/>
  </office:meta>
</office:document-meta>
</file>